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3429in"/>
    </style:style>
    <style:style style:name="co14" style:family="table-column">
      <style:table-column-properties fo:break-before="auto" style:column-width="0.28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00ff66"/>
    </style:style>
    <style:style style:name="ce6" style:family="table-cell" style:parent-style-name="Default">
      <style:table-cell-properties fo:background-color="#6699cc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Bvenatorian0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Out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Weak Output targe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ixed Inpu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Semi Fixed Inpu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r</text:p>
          </table:table-cell>
          <table:table-cell office:value-type="string" calcext:value-type="string">
            <text:p>nobr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Freducr</text:p>
          </table:table-cell>
          <table:table-cell office:value-type="string" calcext:value-type="string">
            <text:p>IBIr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Khunt</text:p>
          </table:table-cell>
          <table:table-cell office:value-type="string" calcext:value-type="string">
            <text:p>Kr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3" table:formula="of:=[.B14]*[.C14]*[.D14]*[.E14]/[.F14]" office:value-type="float" office:value="0.416666666666667" calcext:value-type="float">
            <text:p>0.416666666666667</text:p>
          </table:table-cell>
          <table:table-cell office:value-type="float" office:value="3.5" calcext:value-type="float">
            <text:p>3.5</text:p>
          </table:table-cell>
          <table:table-cell table:style-name="ce6" office:value-type="float" office:value="0.25" calcext:value-type="float">
            <text:p>0.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3" table:formula="of:=[.K14]+1" office:value-type="float" office:value="1.5" calcext:value-type="float">
            <text:p>1.5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table:style-name="ce3" table:formula="of:=(1+[.J14])/[.N14]" office:value-type="float" office:value="0.149253731343284" calcext:value-type="float">
            <text:p>0.1492537313432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n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n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Khunt</text:p>
          </table:table-cell>
          <table:table-cell office:value-type="string" calcext:value-type="string">
            <text:p>Kr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[.B16]*[.C16]*[.D16]*[.E16]/[.F16]" office:value-type="float" office:value="0.166666666666667" calcext:value-type="float">
            <text:p>0.166666666666667</text:p>
          </table:table-cell>
          <table:table-cell table:style-name="ce6" office:value-type="float" office:value="18" calcext:value-type="float">
            <text:p>18</text:p>
          </table:table-cell>
          <table:table-cell table:style-name="ce3" table:formula="of:=[.I14]" office:value-type="float" office:value="0.25" calcext:value-type="float">
            <text:p>0.25</text:p>
          </table:table-cell>
          <table:table-cell table:style-name="ce3" table:formula="of:=[.J14]" office:value-type="float" office:value="1" calcext:value-type="float">
            <text:p>1</text:p>
          </table:table-cell>
          <table:table-cell table:style-name="ce3" table:formula="of:=[.K14]" office:value-type="float" office:value="0.5" calcext:value-type="float">
            <text:p>0.5</text:p>
          </table:table-cell>
          <table:table-cell table:style-name="ce3" table:formula="of:=[.L14]" office:value-type="float" office:value="1.5" calcext:value-type="float">
            <text:p>1.5</text:p>
          </table:table-cell>
          <table:table-cell table:style-name="ce6" office:value-type="float" office:value="30" calcext:value-type="float">
            <text:p>30</text:p>
          </table:table-cell>
          <table:table-cell table:style-name="ce3" table:formula="of:=[.N14]" office:value-type="float" office:value="13.4" calcext:value-type="float">
            <text:p>13.4</text:p>
          </table:table-cell>
          <table:table-cell table:style-name="ce3" table:formula="of:=[.O14]" office:value-type="float" office:value="0.149253731343284" calcext:value-type="float">
            <text:p>0.14925373134328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2025" calcext:value-type="float">
            <text:p>2.202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ro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n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Nn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xxr</text:p>
          </table:table-cell>
          <table:table-cell table:style-name="ce3" table:formula="of:=[.$L$14]-[.$K$14]*[.C18]" office:value-type="float" office:value="1" calcext:value-type="float">
            <text:p>1</text:p>
          </table:table-cell>
          <table:table-cell table:style-name="ce3" table:formula="of:=[.$L$14]-[.$K$14]*[.D18]" office:value-type="float" office:value="0.39875" calcext:value-type="float">
            <text:p>0.39875</text:p>
          </table:table-cell>
          <table:table-cell table:style-name="ce3" table:formula="of:=[.$L$14]-[.$K$14]*[.E18]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8" table:formula="of:=[.C21]-[.G2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xr</text:p>
          </table:table-cell>
          <table:table-cell table:style-name="ce3" table:formula="of:=[.$L$14]/([.$K$14]*[.P18]+1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3" table:formula="of:=[.$O$14]*[.$N$14]*[.C18]/([.C18]+[.$J$14])" office:value-type="float" office:value="1" calcext:value-type="float">
            <text:p>1</text:p>
          </table:table-cell>
          <table:table-cell table:style-name="ce3" table:formula="of:=[.$O$14]*[.$N$14]*[.D18]/([.D18]+[.$J$14])" office:value-type="float" office:value="1.37548790007806" calcext:value-type="float">
            <text:p>1.37548790007806</text:p>
          </table:table-cell>
          <table:table-cell table:style-name="ce3" table:formula="of:=[.$O$14]*[.$N$14]*[.E18]/([.E18]+[.$J$14])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8" table:formula="of:=[.C22]-[.G2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xn</text:p>
          </table:table-cell>
          <table:table-cell table:style-name="ce3" table:formula="of:=[.$O$14]*[.$N$14]*[.P18]/([.P18]+[.$J$14])" office:value-type="float" office:value="1.33333333333333" calcext:value-type="float">
            <text:p>1.3333333333333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r</text:p>
          </table:table-cell>
          <table:table-cell table:style-name="ce3" table:formula="of:=[.C21]/([.C21]+1)" office:value-type="float" office:value="0.5" calcext:value-type="float">
            <text:p>0.5</text:p>
          </table:table-cell>
          <table:table-cell table:style-name="ce3" table:formula="of:=[.D21]/([.D21]+1)" office:value-type="float" office:value="0.285075960679178" calcext:value-type="float">
            <text:p>0.285075960679178</text:p>
          </table:table-cell>
          <table:table-cell table:style-name="ce3" table:formula="of:=[.E21]/([.E21]+1)" office:value-type="float" office:value="0.5" calcext:value-type="float">
            <text:p>0.5</text:p>
          </table:table-cell>
          <table:table-cell table:number-columns-repeated="9"/>
          <table:table-cell office:value-type="string" calcext:value-type="string">
            <text:p>Srr</text:p>
          </table:table-cell>
          <table:table-cell table:style-name="ce3" table:formula="of:=[.P21]/([.P21]+1)" office:value-type="float" office:value="0.428571428571429" calcext:value-type="float">
            <text:p>0.42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3" table:formula="of:=[.C22]/([.C22]+1)" office:value-type="float" office:value="0.5" calcext:value-type="float">
            <text:p>0.5</text:p>
          </table:table-cell>
          <table:table-cell table:style-name="ce3" table:formula="of:=[.D22]/([.D22]+1)" office:value-type="float" office:value="0.579033848176142" calcext:value-type="float">
            <text:p>0.579033848176142</text:p>
          </table:table-cell>
          <table:table-cell table:style-name="ce3" table:formula="of:=[.E22]/([.E22]+1)" office:value-type="float" office:value="0.5" calcext:value-type="float">
            <text:p>0.5</text:p>
          </table:table-cell>
          <table:table-cell table:number-columns-repeated="9"/>
          <table:table-cell office:value-type="string" calcext:value-type="string">
            <text:p>Srn</text:p>
          </table:table-cell>
          <table:table-cell table:style-name="ce3" table:formula="of:=[.P22]/([.P22]+1)" office:value-type="float" office:value="0.571428571428571" calcext:value-type="float">
            <text:p>0.57142857142857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r</text:p>
          </table:table-cell>
          <table:table-cell table:style-name="ce3" table:formula="of:=[.$M$14]*([.C21]^[.$I$14])-(0.5/[.C24])*[.$N$14]*[.C18]*[.C19]/([.C18]+[.$J$14])/[.C18]" office:value-type="float" office:value="8.3" calcext:value-type="float">
            <text:p>8.3</text:p>
          </table:table-cell>
          <table:table-cell table:style-name="ce3" table:formula="of:=[.$M$14]*([.D21]^[.$I$14])-(0.5/[.D24])*[.$N$14]*[.D18]*[.D19]/([.D18]+[.$J$14])/[.D18]" office:value-type="float" office:value="11.9197304113199" calcext:value-type="float">
            <text:p>11.9197304113199</text:p>
          </table:table-cell>
          <table:table-cell table:style-name="ce3" table:formula="of:=[.$M$14]*([.E21]^[.$I$14])-(0.5/[.E24])*[.$N$14]*[.E18]*[.E19]/([.E18]+[.$J$14])/[.E18]" office:value-type="float" office:value="15" calcext:value-type="float">
            <text:p>15</text:p>
          </table:table-cell>
          <table:table-cell table:number-columns-repeated="3"/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8" table:formula="of:=[.E27]-[.I27]" office:value-type="float" office:value="0" calcext:value-type="float">
            <text:p>0</text:p>
          </table:table-cell>
          <table:table-cell/>
          <table:table-cell office:value-type="string" calcext:value-type="string">
            <text:p>LEBr</text:p>
          </table:table-cell>
          <table:table-cell table:style-name="ce3" table:formula="of:=[.$M$14]*([.P21]^[.$I$14])-(0.5/[.P24])*[.$N$14]*[.P18]*[.P19]/([.P18]+[.$J$14])/[.P18]" office:value-type="float" office:value="8.74796177542038" calcext:value-type="float">
            <text:p>8.747961775420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3" table:formula="of:=[.$M$16]*([.C22]^[.$I$14])" office:value-type="float" office:value="30" calcext:value-type="float">
            <text:p>30</text:p>
          </table:table-cell>
          <table:table-cell table:style-name="ce3" table:formula="of:=[.$M$16]*([.D22]^[.$I$14])" office:value-type="float" office:value="32.4889329851975" calcext:value-type="float">
            <text:p>32.4889329851975</text:p>
          </table:table-cell>
          <table:table-cell table:style-name="ce3" table:formula="of:=[.$M$16]*([.E22]^[.$I$14])" office:value-type="float" office:value="30" calcext:value-type="float">
            <text:p>3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number-columns-repeated="3"/>
          <table:table-cell table:style-name="ce8" table:formula="of:=[.C28]-[.G2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EBn</text:p>
          </table:table-cell>
          <table:table-cell table:style-name="ce3" table:formula="of:=[.$M$16]*([.P22]^[.$I$14])" office:value-type="float" office:value="32.2370979547063" calcext:value-type="float">
            <text:p>32.237097954706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RRo</text:p>
          </table:table-cell>
          <table:table-cell table:style-name="ce3" table:formula="of:=([.C18]/[.C27])*([.C24]*[.$G$14]*([.C27]-[.$H$14])-1)" office:value-type="float" office:value="0" calcext:value-type="float">
            <text:p>0</text:p>
          </table:table-cell>
          <table:table-cell table:style-name="ce3" table:formula="of:=([.D18]/[.D27])*([.D24]*[.$G$14]*([.D27]-[.$H$14])-1)" office:value-type="float" office:value="0.000020228201686251" calcext:value-type="float">
            <text:p>2.0228201686251E-05</text:p>
          </table:table-cell>
          <table:table-cell table:style-name="ce3" table:formula="of:=([.E18]/[.E27])*([.E24]*[.$G$14]*([.E27]-[.$H$14])-1)" office:value-type="float" office:value="0.0930555555555556" calcext:value-type="float">
            <text:p>0.093055555555556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float" office:value="0.08" calcext:value-type="float">
            <text:p>0.08</text:p>
          </table:table-cell>
          <table:table-cell/>
          <table:table-cell table:style-name="ce8" table:formula="of:=[.C30]-[.G30]" office:value-type="float" office:value="0" calcext:value-type="float">
            <text:p>0</text:p>
          </table:table-cell>
          <table:table-cell table:style-name="ce8" table:formula="of:=[.D30]-[.H30]" office:value-type="float" office:value="0.000020228201686251" calcext:value-type="float">
            <text:p>2.0228201686251E-05</text:p>
          </table:table-cell>
          <table:table-cell table:style-name="ce8" table:formula="of:=[.E30]-[.I30]" office:value-type="float" office:value="0.0130555555555556" calcext:value-type="float">
            <text:p>0.013055555555556</text:p>
          </table:table-cell>
          <table:table-cell/>
          <table:table-cell office:value-type="string" calcext:value-type="string">
            <text:p>dRRo</text:p>
          </table:table-cell>
          <table:table-cell table:style-name="ce3" table:formula="of:=([.P18]/[.P27])*([.P24]*[.$G$14]*([.P27]-[.$H$14])-1)" office:value-type="float" office:value="-0.0143722549980874" calcext:value-type="float">
            <text:p>-0.014372254998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NNo</text:p>
          </table:table-cell>
          <table:table-cell table:style-name="ce3" table:formula="of:=([.C19]/[.C28])*([.C25]*[.$G$16]*([.C28]-[.$H$16])-1)" office:value-type="float" office:value="0" calcext:value-type="float">
            <text:p>0</text:p>
          </table:table-cell>
          <table:table-cell table:style-name="ce3" table:formula="of:=([.D19]/[.D28])*([.D25]*[.$G$16]*([.D28]-[.$H$16])-1)" office:value-type="float" office:value="0" calcext:value-type="float">
            <text:p>0</text:p>
          </table:table-cell>
          <table:table-cell table:style-name="ce3" table:formula="of:=([.E19]/[.E28])*([.E25]*[.$G$16]*([.E28]-[.$H$16])-1)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9" table:number-columns-repeated="2"/>
          <table:table-cell/>
          <table:table-cell table:style-name="ce8" table:formula="of:=[.C31]-[.G31]" office:value-type="float" office:value="0" calcext:value-type="float">
            <text:p>0</text:p>
          </table:table-cell>
          <table:table-cell table:style-name="ce9" table:number-columns-repeated="2"/>
          <table:table-cell/>
          <table:table-cell office:value-type="string" calcext:value-type="string">
            <text:p>dNNo</text:p>
          </table:table-cell>
          <table:table-cell table:style-name="ce3" table:formula="of:=([.P19]/[.P28])*([.P25]*[.$G$16]*([.P28]-[.$H$16])-1)" office:value-type="float" office:value="0.0110405127479053" calcext:value-type="float">
            <text:p>0.011040512747905</text:p>
          </table:table-cell>
          <table:table-cell/>
          <table:table-cell table:style-name="ce2" office:value-type="float" office:value="0.04" calcext:value-type="float">
            <text:p>0.04</text:p>
          </table:table-cell>
          <table:table-cell/>
          <table:table-cell table:style-name="ce8" table:formula="of:=[.P31]-[.R31]" office:value-type="float" office:value="-0.0289594872520947" calcext:value-type="float">
            <text:p>-0.028959487252095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7:34:34.949725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22:36:19.544648450</meta:creation-date>
    <meta:generator>LibreOffice/6.4.6.2$Linux_X86_64 LibreOffice_project/40$Build-2</meta:generator>
    <dc:date>2020-11-26T17:34:58.170633531</dc:date>
    <meta:editing-duration>PT13H4M36S</meta:editing-duration>
    <meta:editing-cycles>78</meta:editing-cycles>
    <meta:document-statistic meta:table-count="1" meta:cell-count="145" meta:object-count="0"/>
  </office:meta>
</office:document-meta>
</file>